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ill Sans MT" svg:font-family="Gill Sans MT" style:font-family-generic="swiss" style:font-pitch="variable" svg:panose-1="2 11 5 2 2 1 4 2 2 3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inion Pro" svg:font-family="Minion Pro" style:font-family-generic="roman" style:font-pitch="variable"/>
    <style:font-face style:name="SimSun" svg:font-family="SimSun" style:font-family-generic="system" style:font-pitch="variable" svg:panose-1="2 1 6 0 3 1 1 1 1 1"/>
    <style:font-face style:name="Open Sans" svg:font-family="Open Sans" style:font-family-generic="swiss" style:font-pitch="variable"/>
    <style:font-face style:name="Lucida Sans Unicode" svg:font-family="Lucida Sans Unicode" style:font-family-generic="swiss" style:font-pitch="variable" svg:panose-1="2 11 6 2 3 5 4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_1">
      <text:list-level-style-bullet text:level="1" text:style-name="WW_CharLFO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opisek" style:master-page-name="MP0" style:family="paragraph">
      <style:paragraph-properties fo:break-before="page" fo:text-align="start"/>
    </style:style>
    <style:style style:name="T2" style:parent-style-name="Standardnípísmoodstavce" style:family="text">
      <style:text-properties fo:font-weight="bold" style:font-weight-asian="bold"/>
    </style:style>
    <style:style style:name="P3" style:parent-style-name="Popisek" style:family="paragraph">
      <style:paragraph-properties fo:break-before="column" fo:text-align="start"/>
      <style:text-properties fo:font-weight="bold" style:font-weight-asian="bold"/>
    </style:style>
    <style:style style:name="P4" style:parent-style-name="Adresa" style:family="paragraph">
      <style:paragraph-properties fo:line-height="120%"/>
    </style:style>
    <style:style style:name="P5" style:parent-style-name="Adresa" style:family="paragraph">
      <style:paragraph-properties fo:line-height="120%"/>
    </style:style>
    <style:style style:name="P6" style:parent-style-name="Adresa" style:family="paragraph">
      <style:paragraph-properties fo:line-height="120%"/>
    </style:style>
    <style:style style:name="P7" style:parent-style-name="Adresa" style:family="paragraph">
      <style:paragraph-properties fo:line-height="120%"/>
    </style:style>
    <style:style style:name="S1" style:family="section">
      <style:section-properties fo:margin-left="0.3312in" fo:margin-right="0.5909in" style:writing-mode="lr-tb">
        <style:columns fo:column-count="1" fo:column-gap="0.4916in"/>
      </style:section-properties>
    </style:style>
    <style:style style:name="P8" style:parent-style-name="Kde_Kdy" style:family="paragraph">
      <style:paragraph-properties fo:margin-bottom="0.0833in"/>
    </style:style>
    <style:style style:name="P9" style:parent-style-name="Normální" style:family="paragraph">
      <style:paragraph-properties fo:text-align="justify">
        <style:tab-stops>
          <style:tab-stop style:type="center" style:position="2.7548in"/>
          <style:tab-stop style:type="left" style:position="3.6423in"/>
        </style:tab-stops>
      </style:paragraph-properties>
    </style:style>
    <style:style style:name="P10" style:parent-style-name="Normální" style:family="paragraph">
      <style:paragraph-properties fo:text-align="justify">
        <style:tab-stops>
          <style:tab-stop style:type="center" style:position="2.7548in"/>
          <style:tab-stop style:type="left" style:position="3.6423in"/>
        </style:tab-stops>
      </style:paragraph-properties>
    </style:style>
    <style:style style:name="P11" style:parent-style-name="Normální" style:family="paragraph">
      <style:paragraph-properties fo:text-align="justify">
        <style:tab-stops>
          <style:tab-stop style:type="center" style:position="2.7548in"/>
          <style:tab-stop style:type="left" style:position="3.6423in"/>
        </style:tab-stops>
      </style:paragraph-properties>
    </style:style>
    <style:style style:name="P12" style:parent-style-name="Normální" style:family="paragraph">
      <style:paragraph-properties fo:text-align="justify">
        <style:tab-stops>
          <style:tab-stop style:type="center" style:position="2.7548in"/>
          <style:tab-stop style:type="left" style:position="3.6423in"/>
        </style:tab-stops>
      </style:paragraph-properties>
    </style:style>
    <style:style style:name="P13" style:parent-style-name="Normální" style:family="paragraph">
      <style:paragraph-properties fo:text-align="justify">
        <style:tab-stops>
          <style:tab-stop style:type="center" style:position="2.7548in"/>
          <style:tab-stop style:type="left" style:position="3.6423in"/>
        </style:tab-stops>
      </style:paragraph-properties>
    </style:style>
    <style:style style:name="P14" style:parent-style-name="Odstavecseseznamem" style:family="paragraph">
      <style:paragraph-properties fo:text-align="justify">
        <style:tab-stops>
          <style:tab-stop style:type="center" style:position="2.2548in"/>
          <style:tab-stop style:type="left" style:position="3.1423in"/>
        </style:tab-stops>
      </style:paragraph-properties>
    </style:style>
    <style:style style:name="P15" style:parent-style-name="Odstavecseseznamem" style:family="paragraph">
      <style:paragraph-properties fo:text-align="justify">
        <style:tab-stops>
          <style:tab-stop style:type="center" style:position="2.2548in"/>
          <style:tab-stop style:type="left" style:position="3.1423in"/>
        </style:tab-stops>
      </style:paragraph-properties>
    </style:style>
    <style:style style:name="P16" style:parent-style-name="Odstavecseseznamem" style:family="paragraph">
      <style:paragraph-properties fo:text-align="justify">
        <style:tab-stops>
          <style:tab-stop style:type="center" style:position="2.2548in"/>
          <style:tab-stop style:type="left" style:position="3.1423in"/>
        </style:tab-stops>
      </style:paragraph-properties>
    </style:style>
    <style:style style:name="P17" style:parent-style-name="Normální" style:family="paragraph">
      <style:paragraph-properties fo:text-align="justify">
        <style:tab-stops>
          <style:tab-stop style:type="center" style:position="2.7548in"/>
          <style:tab-stop style:type="left" style:position="3.6423in"/>
        </style:tab-stops>
      </style:paragraph-properties>
    </style:style>
    <style:style style:name="P18" style:parent-style-name="Normální" style:family="paragraph">
      <style:paragraph-properties fo:text-align="justify">
        <style:tab-stops>
          <style:tab-stop style:type="center" style:position="2.7548in"/>
          <style:tab-stop style:type="left" style:position="3.6423in"/>
        </style:tab-stops>
      </style:paragraph-properties>
    </style:style>
    <style:style style:name="P19" style:parent-style-name="Normální" style:family="paragraph">
      <style:paragraph-properties fo:text-align="end" fo:margin-top="0.5in"/>
    </style:style>
    <style:style style:name="P20" style:parent-style-name="Normální" style:family="paragraph">
      <style:paragraph-properties fo:text-align="end"/>
    </style:style>
  </office:automatic-styles>
  <office:body>
    <office:text text:use-soft-page-breaks="true">
      <text:p text:style-name="P1"><text:span text:style-name="T2">Podatel:</text:span></text:p>
      <text:p text:style-name="Adresa">[Jméno]</text:p>
      <text:p text:style-name="Adresa">[Ulice a číslo popisné]</text:p>
      <text:p text:style-name="Adresa">[PSČ a obec]</text:p>
      <text:p text:style-name="Adresa"/>
      <text:p text:style-name="P3">Adresát:</text:p>
      <text:p text:style-name="P4">Odbor posuzování vlivů na životní prostředí a integrované prevence</text:p>
      <text:p text:style-name="P5">Ministerstvo životního prostředí</text:p>
      <text:p text:style-name="P6">Vršovická 1442/65</text:p>
      <text:p text:style-name="P7">100 10 Praha 10</text:p>
      <text:p text:style-name="Adresa"/>
      <text:section text:name="Sect1" text:style-name="S1">
        <text:p text:style-name="P8"/>
        <text:h text:style-name="Nadpis1" text:outline-level="1"><text:bookmark-start text:name="_Hlk1947183"/>Vyjádření k dokumentaci „CENNZO<text:s/>Ostrava“</text:h>
        <text:p text:style-name="P9">Dne<text:s/>12.7.2019<text:s/>byla na úřední desce<text:s/>Krajského úřadu moravskoslezského kraje<text:s/>zveřejněna dokumentace oznamovatele SUEZ Využití zdrojů a.s., Španělská 1073/10, 120 00 Praha 2 – Vinohrady k záměru „CENNZO Ostrava“. V souladu s § 8 odst. 3 zákona č. 100/2001 Sb., o posuzování vlivů na životní prostředí, ve znění pozdějších předpisů (dále jen „zákon EIA“), <text:s/>tímto podávám v zákonem stanovené lhůtě nesouhlasné vyjádření, které odůvodňuji následovně:</text:p>
        <text:p text:style-name="P10">Jsem dotčenou osobou ve smyslu § 3 písm. i) zákona EIA, neboť jsem<text:s/>[Důvod].</text:p>
        <text:p text:style-name="P11"/>
        <text:p text:style-name="P12">Dle přílohy č. 1 zákona EIA spadá záměr „CENNZO Ostrava“ do kategorie „1/53“, přičemž příslušným orgánem k posouzení záměru je Ministerstvo životního prostředí.</text:p>
        <text:p text:style-name="P13">Rovněž se domnívám, že dokumentace trpí nedostatky, a to konkrétně:<text:s/></text:p>
        <text:list text:style-name="LFO2_1" text:continue-numbering="true">
          <text:list-item>
            <text:p text:style-name="P14">[Nedostatky]</text:p>
          </text:list-item>
        </text:list>
        <text:p text:style-name="P15"/>
        <text:p text:style-name="P16"/>
        <text:p text:style-name="P17">Vzhledem k výše uvedeným nedostatkům jsem přesvědčený, že není možné k záměru „CENNZO Ostrava“ vydat souhlasné stanovisko.</text:p>
        <text:p text:style-name="P18"><text:bookmark-end text:name="_Hlk1947183"/></text:p>
        <text:p text:style-name="P19">__________________________</text:p>
        <text:p text:style-name="P20">[Jméno a příjmení]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ill Sans MT" svg:font-family="Gill Sans MT" style:font-family-generic="swiss" style:font-pitch="variable" svg:panose-1="2 11 5 2 2 1 4 2 2 3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inion Pro" svg:font-family="Minion Pro" style:font-family-generic="roman" style:font-pitch="variable"/>
    <style:font-face style:name="SimSun" svg:font-family="SimSun" style:font-family-generic="system" style:font-pitch="variable" svg:panose-1="2 1 6 0 3 1 1 1 1 1"/>
    <style:font-face style:name="Open Sans" svg:font-family="Open Sans" style:font-family-generic="swiss" style:font-pitch="variable"/>
    <style:font-face style:name="Lucida Sans Unicode" svg:font-family="Lucida Sans Unicode" style:font-family-generic="swiss" style:font-pitch="variable" svg:panose-1="2 11 6 2 3 5 4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top="0.1666in" fo:margin-bottom="0.1388in"/>
      <style:text-properties style:font-name-complex="Arial" fo:font-weight="bold" style:font-weight-asian="bold" style:font-weight-complex="bold" style:letter-kerning="true" fo:font-size="14pt" style:font-size-asian="14pt" style:font-size-complex="16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top="0.1666in" fo:margin-bottom="0.0694in"/>
      <style:text-properties style:font-name-complex="Arial" fo:font-weight="bold" style:font-weight-asian="bold" style:font-weight-complex="bold" style:font-style-complex="italic" style:font-size-complex="14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margin-top="0.1666in" fo:margin-bottom="0.0416in"/>
      <style:text-properties style:font-name-complex="Arial" fo:font-weight="bold" style:font-weight-asian="bold" style:font-weight-complex="bold" style:font-size-complex="13pt" fo:hyphenate="false"/>
    </style:style>
    <style:style style:name="Normální" style:display-name="Normální" style:family="paragraph">
      <style:paragraph-properties fo:margin-bottom="0.0833in" fo:line-height="120%"/>
      <style:text-properties style:font-name="Gill Sans MT" fo:font-size="12pt" style:font-size-asian="12pt" style:language-asian="ar" style:country-asian="SA" fo:hyphenate="false"/>
    </style:style>
    <style:style style:name="Standardnípísmoodstavce" style:display-name="Standardní písmo odstavce" style:family="text"/>
    <style:style style:name="zvýraznění" style:display-name="zvýraznění" style:family="text">
      <style:text-properties style:font-name="Arial" fo:font-weight="bold" style:font-weight-asian="bold" fo:color="#DA262B" fo:font-size="10pt" style:font-size-asian="10pt"/>
    </style:style>
    <style:style style:name="Seznam" style:display-name="Seznam" style:family="paragraph" style:parent-style-name="Normální">
      <style:text-properties style:font-name-complex="Tahoma" fo:hyphenate="false"/>
    </style:style>
    <style:style style:name="Rejstřík" style:display-name="Rejstřík" style:family="paragraph" style:parent-style-name="Normální">
      <style:paragraph-properties text:number-lines="false"/>
      <style:text-properties style:font-name-complex="Tahoma" fo:hyphenate="false"/>
    </style:style>
    <style:style style:name="Adresa" style:display-name="Adresa" style:family="paragraph" style:parent-style-name="Normální">
      <style:paragraph-properties fo:margin-bottom="0in" fo:line-height="100%"/>
      <style:text-properties fo:hyphenate="false"/>
    </style:style>
    <style:style style:name="Bezodstavcovéhostylu" style:display-name="[Bez odstavcového stylu]" style:family="paragraph">
      <style:paragraph-properties style:text-autospace="none" style:vertical-align="middle" fo:line-height="120%"/>
      <style:text-properties style:font-name="Minion Pro" style:font-name-asian="SimSun" style:font-name-complex="Minion Pro" fo:color="#000000" fo:font-size="12pt" style:font-size-asian="12pt" style:font-size-complex="12pt" style:language-asian="zh" style:country-asian="CN" fo:hyphenate="false"/>
    </style:style>
    <style:style style:name="Popisek" style:display-name="Popisek" style:family="paragraph" style:parent-style-name="Normální">
      <style:paragraph-properties fo:text-align="end" fo:margin-bottom="0in"/>
      <style:text-properties fo:hyphenate="false"/>
    </style:style>
    <style:style style:name="Název1" style:display-name="Název1" style:family="paragraph">
      <style:paragraph-properties fo:margin-top="0.1666in" fo:margin-bottom="0.1666in"/>
      <style:text-properties style:font-name="Open Sans" style:font-name-complex="Arial" fo:font-weight="bold" style:font-weight-asian="bold" style:font-weight-complex="bold" style:letter-kerning="true" fo:font-size="16pt" style:font-size-asian="16pt" style:font-size-complex="16pt" style:language-asian="ar" style:country-asian="SA" fo:hyphenate="false"/>
    </style:style>
    <style:style style:name="Seznam1" style:display-name="Seznam1" style:family="paragraph" style:parent-style-name="Seznam" style:list-style-name="LFO2">
      <style:paragraph-properties fo:margin-bottom="0in"/>
      <style:text-properties fo:hyphenate="false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eznamChar1" style:display-name="Seznam Char1" style:family="text">
      <style:text-properties style:font-name="Open Sans" style:font-name-complex="Tahoma" fo:font-size="11pt" style:font-size-asian="11pt" style:language-asian="ar" style:country-asian="SA"/>
    </style:style>
    <style:style style:name="SeznamChar" style:display-name="Seznam Char" style:family="text" style:parent-style-name="SeznamChar1">
      <style:text-properties style:font-name="Open Sans" style:font-name-complex="Tahoma" fo:font-size="11pt" style:font-size-asian="11pt" style:language-asian="ar" style:country-asian="SA"/>
    </style:style>
    <style:style style:name="ZáhlavíChar" style:display-name="Záhlaví Char" style:family="text">
      <style:text-properties style:font-name="Open Sans" fo:font-size="11pt" style:font-size-asian="11pt" style:language-asian="ar" style:country-asian="SA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style:font-name="Open Sans" fo:font-size="11pt" style:font-size-asian="11pt" style:language-asian="ar" style:country-asian="SA"/>
    </style:style>
    <style:style style:name="Zástupnýtext" style:display-name="Zástupný text" style:family="text">
      <style:text-properties fo:color="#808080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tka" style:display-name="Patka" style:family="paragraph" style:parent-style-name="Normální">
      <style:paragraph-properties fo:keep-with-next="always" fo:keep-together="always"/>
      <style:text-properties fo:font-size="9pt" style:font-size-asian="9pt" style:font-size-complex="9pt" fo:hyphenate="false"/>
    </style:style>
    <style:style style:name="Kde_Kdy" style:display-name="Kde_Kdy" style:family="paragraph" style:parent-style-name="Popisek">
      <style:paragraph-properties fo:margin-top="0.25in"/>
      <style:text-properties fo:hyphenate="false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Textkomentáře" style:display-name="Text komentáře" style:family="paragraph" style:parent-style-name="Normální">
      <style:paragraph-properties fo:margin-top="0.0833in" fo:line-height="0.1944in"/>
      <style:text-properties style:font-name="Open Sans" style:font-name-asian="Lucida Sans Unicode" fo:font-size="10pt" style:font-size-asian="10pt" style:language-asian="zh" style:country-asian="CN" fo:hyphenate="false"/>
    </style:style>
    <style:style style:name="TextkomentářeChar" style:display-name="Text komentáře Char" style:family="text" style:parent-style-name="Standardnípísmoodstavce">
      <style:text-properties style:font-name="Open Sans" style:font-name-asian="Lucida Sans Unicode" style:language-asian="zh" style:country-asian="CN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bubliny" style:display-name="Text bubliny" style:family="paragraph" style:parent-style-name="Normální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bublinyChar" style:display-name="Text bubliny Char" style:family="text" style:parent-style-name="Standardnípísmoodstavce">
      <style:text-properties style:font-name="Segoe UI" style:font-name-complex="Segoe UI" fo:font-size="9pt" style:font-size-asian="9pt" style:font-size-complex="9pt" style:language-asian="ar" style:country-asian="SA"/>
    </style:style>
    <style:style style:name="Nadpis2Char" style:display-name="Nadpis 2 Char" style:family="text" style:parent-style-name="Standardnípísmoodstavce">
      <style:text-properties style:font-name="Gill Sans MT" style:font-name-complex="Arial" fo:font-weight="bold" style:font-weight-asian="bold" style:font-weight-complex="bold" style:font-style-complex="italic" fo:font-size="12pt" style:font-size-asian="12pt" style:font-size-complex="14pt" style:language-asian="ar" style:country-asian="SA"/>
    </style:style>
    <style:style style:name="Předmětkomentáře" style:display-name="Předmět komentáře" style:family="paragraph" style:parent-style-name="Textkomentáře" style:next-style-name="Textkomentáře">
      <style:paragraph-properties fo:margin-top="0in" fo:line-height="100%"/>
      <style:text-properties style:font-name="Gill Sans MT" style:font-name-asian="Times New Roman" fo:font-weight="bold" style:font-weight-asian="bold" style:font-weight-complex="bold" style:language-asian="ar" style:country-asian="SA" fo:hyphenate="false"/>
    </style:style>
    <style:style style:name="PředmětkomentářeChar" style:display-name="Předmět komentáře Char" style:family="text" style:parent-style-name="TextkomentářeChar">
      <style:text-properties style:font-name="Gill Sans MT" style:font-name-asian="Lucida Sans Unicode" fo:font-weight="bold" style:font-weight-asian="bold" style:font-weight-complex="bold" style:language-asian="ar" style:country-asian="SA"/>
    </style:style>
    <style:style style:name="Nadpis1Char" style:display-name="Nadpis 1 Char" style:family="text" style:parent-style-name="Standardnípísmoodstavce">
      <style:text-properties style:font-name="Gill Sans MT" style:font-name-complex="Arial" fo:font-weight="bold" style:font-weight-asian="bold" style:font-weight-complex="bold" style:letter-kerning="true" fo:font-size="14pt" style:font-size-asian="14pt" style:font-size-complex="16pt" style:language-asian="ar" style:country-asian="SA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2" style:display-name="LFO2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_1">
      <text:list-level-style-bullet text:level="1" text:style-name="WW_CharLFO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1.1812in" fo:margin-left="1.0472in" fo:margin-bottom="1.1812in" fo:margin-right="0.7875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Václav Parchaňský</dc:creator>
    <meta:creation-date>2019-07-28T20:15:00Z</meta:creation-date>
    <dc:date>2019-07-28T20:23:00Z</dc:date>
    <meta:template xlink:href="Normal.dotm" xlink:type="simple"/>
    <meta:editing-cycles>3</meta:editing-cycles>
    <meta:editing-duration>PT0S</meta:editing-duration>
    <meta:document-statistic meta:page-count="1" meta:paragraph-count="2" meta:word-count="171" meta:character-count="1178" meta:row-count="8" meta:non-whitespace-character-count="1009"/>
  </office:meta>
</office:document-meta>
</file>